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paragraph-rsid="0001f66e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text-properties fo:font-weight="normal" officeooo:paragraph-rsid="0001f66e" style:font-weight-asian="normal" style:font-weight-complex="normal"/>
    </style:style>
    <style:style style:name="P5" style:family="paragraph" style:parent-style-name="Standard">
      <style:text-properties fo:font-weight="normal" officeooo:paragraph-rsid="00028130" style:font-weight-asian="normal" style:font-weight-complex="normal"/>
    </style:style>
    <style:style style:name="P6" style:family="paragraph" style:parent-style-name="Standard">
      <style:text-properties fo:font-weight="normal" officeooo:paragraph-rsid="00040fe8" style:font-weight-asian="normal" style:font-weight-complex="normal"/>
    </style:style>
    <style:style style:name="P7" style:family="paragraph" style:parent-style-name="Standard">
      <style:text-properties fo:font-weight="normal" officeooo:paragraph-rsid="0006b5c5" style:font-weight-asian="normal" style:font-weight-complex="normal"/>
    </style:style>
    <style:style style:name="P8" style:family="paragraph" style:parent-style-name="Standard">
      <style:text-properties fo:font-weight="normal" officeooo:paragraph-rsid="00070a6f" style:font-weight-asian="normal" style:font-weight-complex="normal"/>
    </style:style>
    <style:style style:name="P9" style:family="paragraph" style:parent-style-name="Standard">
      <style:text-properties fo:font-weight="normal" officeooo:paragraph-rsid="00087535" style:font-weight-asian="normal" style:font-weight-complex="normal"/>
    </style:style>
    <style:style style:name="P10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11" style:family="paragraph" style:parent-style-name="Standard">
      <style:text-properties style:text-underline-style="solid" style:text-underline-width="auto" style:text-underline-color="font-color" fo:font-weight="bold" officeooo:paragraph-rsid="00087535" style:font-weight-asian="bold" style:font-weight-complex="bold"/>
    </style:style>
    <style:style style:name="P12" style:family="paragraph" style:parent-style-name="Standard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13" style:family="paragraph" style:parent-style-name="Standard">
      <style:text-properties style:text-underline-style="solid" style:text-underline-width="auto" style:text-underline-color="font-color" fo:font-weight="normal" officeooo:paragraph-rsid="0001f66e" style:font-weight-asian="normal" style:font-weight-complex="normal"/>
    </style:style>
    <style:style style:name="P14" style:family="paragraph" style:parent-style-name="Standard">
      <style:text-properties style:text-underline-style="solid" style:text-underline-width="auto" style:text-underline-color="font-color" fo:font-weight="normal" officeooo:paragraph-rsid="00028130" style:font-weight-asian="normal" style:font-weight-complex="normal"/>
    </style:style>
    <style:style style:name="P15" style:family="paragraph" style:parent-style-name="Standard">
      <style:text-properties style:text-underline-style="solid" style:text-underline-width="auto" style:text-underline-color="font-color" fo:font-weight="normal" officeooo:paragraph-rsid="00040fe8" style:font-weight-asian="normal" style:font-weight-complex="normal"/>
    </style:style>
    <style:style style:name="P16" style:family="paragraph" style:parent-style-name="Standard">
      <style:text-properties style:text-underline-style="solid" style:text-underline-width="auto" style:text-underline-color="font-color" fo:font-weight="normal" officeooo:paragraph-rsid="00070a6f" style:font-weight-asian="normal" style:font-weight-complex="normal"/>
    </style:style>
    <style:style style:name="P17" style:family="paragraph" style:parent-style-name="Standard">
      <style:text-properties style:text-underline-style="solid" style:text-underline-width="auto" style:text-underline-color="font-color" fo:font-weight="normal" officeooo:paragraph-rsid="00087535" style:font-weight-asian="normal" style:font-weight-complex="normal"/>
    </style:style>
    <style:style style:name="P18" style:family="paragraph" style:parent-style-name="Standard">
      <style:text-properties style:text-underline-style="none" fo:font-weight="normal" officeooo:paragraph-rsid="0001f66e" style:font-weight-asian="normal" style:font-weight-complex="normal"/>
    </style:style>
    <style:style style:name="P19" style:family="paragraph" style:parent-style-name="Standard">
      <style:text-properties style:text-underline-style="none" fo:font-weight="normal" officeooo:paragraph-rsid="00028130" style:font-weight-asian="normal" style:font-weight-complex="normal"/>
    </style:style>
    <style:style style:name="P20" style:family="paragraph" style:parent-style-name="Standard">
      <style:text-properties style:text-underline-style="none" fo:font-weight="normal" officeooo:paragraph-rsid="00040fe8" style:font-weight-asian="normal" style:font-weight-complex="normal"/>
    </style:style>
    <style:style style:name="P21" style:family="paragraph" style:parent-style-name="Standard">
      <style:text-properties style:text-underline-style="none" fo:font-weight="normal" officeooo:paragraph-rsid="0006b5c5" style:font-weight-asian="normal" style:font-weight-complex="normal"/>
    </style:style>
    <style:style style:name="P22" style:family="paragraph" style:parent-style-name="Standard">
      <style:text-properties style:text-underline-style="none" fo:font-weight="normal" officeooo:paragraph-rsid="00070a6f" style:font-weight-asian="normal" style:font-weight-complex="normal"/>
    </style:style>
    <style:style style:name="P23" style:family="paragraph" style:parent-style-name="Standard">
      <style:text-properties style:text-underline-style="none" fo:font-weight="normal" officeooo:paragraph-rsid="00087535" style:font-weight-asian="normal" style:font-weight-complex="normal"/>
    </style:style>
    <style:style style:name="P24" style:family="paragraph" style:parent-style-name="Standard">
      <style:text-properties fo:font-style="normal" style:text-underline-style="solid" style:text-underline-width="auto" style:text-underline-color="font-color" fo:font-weight="normal" officeooo:paragraph-rsid="0006b5c5" style:font-style-asian="normal" style:font-weight-asian="normal" style:font-style-complex="normal" style:font-weight-complex="normal"/>
    </style:style>
    <style:style style:name="P25" style:family="paragraph" style:parent-style-name="Standard">
      <style:text-properties officeooo:paragraph-rsid="0006b5c5"/>
    </style:style>
    <style:style style:name="P26" style:family="paragraph" style:parent-style-name="Standard">
      <style:text-properties officeooo:paragraph-rsid="00087535"/>
    </style:style>
    <style:style style:name="P27" style:family="paragraph" style:parent-style-name="Standard">
      <style:text-properties fo:font-weight="normal" officeooo:paragraph-rsid="001119ba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87535" style:font-weight-asian="normal" style:font-weight-complex="normal"/>
    </style:style>
    <style:style style:name="T3" style:family="text">
      <style:text-properties fo:font-weight="normal" officeooo:rsid="000d74ad" style:font-weight-asian="normal" style:font-weight-complex="normal"/>
    </style:style>
    <style:style style:name="T4" style:family="text">
      <style:text-properties fo:font-weight="normal" officeooo:rsid="000f8b66" style:font-weight-asian="normal" style:font-weight-complex="normal"/>
    </style:style>
    <style:style style:name="T5" style:family="text">
      <style:text-properties fo:font-weight="normal" officeooo:rsid="001119ba" style:font-weight-asian="normal" style:font-weight-complex="normal"/>
    </style:style>
    <style:style style:name="T6" style:family="text">
      <style:text-properties officeooo:rsid="0001f66e"/>
    </style:style>
    <style:style style:name="T7" style:family="text">
      <style:text-properties officeooo:rsid="00028130"/>
    </style:style>
    <style:style style:name="T8" style:family="text">
      <style:text-properties officeooo:rsid="0006b5c5"/>
    </style:style>
    <style:style style:name="T9" style:family="text">
      <style:text-properties officeooo:rsid="00070a6f"/>
    </style:style>
    <style:style style:name="T10" style:family="text">
      <style:text-properties officeooo:rsid="00087535"/>
    </style:style>
    <style:style style:name="T11" style:family="text">
      <style:text-properties officeooo:rsid="0008c29a"/>
    </style:style>
    <style:style style:name="T12" style:family="text">
      <style:text-properties officeooo:rsid="000d74ad"/>
    </style:style>
    <style:style style:name="T13" style:family="text">
      <style:text-properties officeooo:rsid="000e5ab3"/>
    </style:style>
    <style:style style:name="T14" style:family="text">
      <style:text-properties officeooo:rsid="000ec5b2"/>
    </style:style>
    <style:style style:name="T15" style:family="text">
      <style:text-properties officeooo:rsid="000f8b6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stándares</text:p>
      <text:p text:style-name="P1">Existen distintos estándares que se han ido implementando con el paso del tiempo, con</text:p>
      <text:p text:style-name="P1">el objetivo de mejorar la conectividad y su rendimiento.</text:p>
      <text:p text:style-name="P1">Todos son mejoras y parten del inicial estandar 802.11. Se espera que las mejoras</text:p>
      <text:p text:style-name="P1">continuaran durante años.</text:p>
      <text:p text:style-name="P1">Poseen características diferentes como la frecuencia que usan, el ancho de banda, la</text:p>
      <text:p text:style-name="P1">velocidad y el alcance o rango.</text:p>
      <text:p text:style-name="P1">En base al ejemplo que se os plantea, completad la misma información pero para los</text:p>
      <text:p text:style-name="P1">estándares: 802.11a, 802.11b, 802.11g, 802.11n, 802.11ac, 802.11ad, 802.11ah.</text:p>
      <text:p text:style-name="P10"/>
      <text:p text:style-name="P12">802.11</text:p>
      <text:p text:style-name="P3">Velocidad (teórica)- 2 Mbit/s</text:p>
      <text:p text:style-name="P3">Velocidad (práctica) - 1 Mbit/s</text:p>
      <text:p text:style-name="P3">Frecuencia - 2,4 Ghz</text:p>
      <text:p text:style-name="P3">Ancho de banda - 22 MHz</text:p>
      <text:p text:style-name="P3">Alcance - 330 metros</text:p>
      <text:p text:style-name="P4">Año de implementación – 1997</text:p>
      <text:p text:style-name="P4"/>
      <text:p text:style-name="P13">802.11a</text:p>
      <text:p text:style-name="P13"/>
      <text:p text:style-name="P4">Velocidad (teórica)- <text:span text:style-name="T6">54</text:span> Mbit/s</text:p>
      <text:p text:style-name="P4">Velocidad (práctica) - <text:span text:style-name="T6">20</text:span> Mbit/s</text:p>
      <text:p text:style-name="P4">Frecuencia - <text:span text:style-name="T6">5</text:span> Ghz</text:p>
      <text:p text:style-name="P4">Ancho de banda - <text:span text:style-name="T14">22</text:span> MHz</text:p>
      <text:p text:style-name="P4">Alcance – <text:span text:style-name="T14">35 m</text:span></text:p>
      <text:p text:style-name="P18">Año de implementación – 199<text:span text:style-name="T6">9</text:span></text:p>
      <text:p text:style-name="P18"/>
      <text:p text:style-name="P14">802.11b</text:p>
      <text:p text:style-name="P14"/>
      <text:p text:style-name="P5">Velocidad (teórica)- <text:span text:style-name="T7">11</text:span> Mbit/s</text:p>
      <text:p text:style-name="P5">Velocidad (práctica) – <text:span text:style-name="T7">7,1-5,9</text:span> Mbit/s</text:p>
      <text:p text:style-name="P5">Frecuencia – <text:span text:style-name="T7">2,4</text:span> Ghz</text:p>
      <text:p text:style-name="P5">Ancho de banda -<text:span text:style-name="T14">21 </text:span>MHz</text:p>
      <text:p text:style-name="P5">Alcance – <text:span text:style-name="T7">35 m</text:span> </text:p>
      <text:p text:style-name="P19">Año de implementación – 199<text:span text:style-name="T6">9</text:span></text:p>
      <text:p text:style-name="P19"/>
      <text:p text:style-name="P14">802.11g</text:p>
      <text:p text:style-name="P18"/>
      <text:p text:style-name="P5">Velocidad (teórica)- <text:span text:style-name="T7">54</text:span> Mbit/s</text:p>
      <text:p text:style-name="P5">Velocidad (práctica) – <text:span text:style-name="T7">22</text:span> Mbit/s</text:p>
      <text:p text:style-name="P5">Frecuencia – <text:span text:style-name="T7">2,4</text:span> Ghz</text:p>
      <text:p text:style-name="P5">Ancho de banda - <text:span text:style-name="T14">23</text:span> MHz</text:p>
      <text:p text:style-name="P5">Alcance – <text:span text:style-name="T14">70 m</text:span></text:p>
      <text:p text:style-name="P19">Año de implementación – <text:span text:style-name="T7">2003</text:span></text:p>
      <text:p text:style-name="P19"/>
      <text:p text:style-name="P15">802.11n</text:p>
      <text:p text:style-name="P15"/>
      <text:p text:style-name="P6">Velocidad (teórica)- <text:span text:style-name="T8">600</text:span> Mbit/s</text:p>
      <text:p text:style-name="P6">Velocidad (práctica) – <text:span text:style-name="T8">300</text:span> Mbit/s</text:p>
      <text:p text:style-name="P6">Frecuencia – <text:span text:style-name="T7">2,4-5</text:span> Ghz</text:p>
      <text:p text:style-name="P6">Ancho de banda - <text:span text:style-name="T8">20/40</text:span> <text:s/>MHz</text:p>
      <text:p text:style-name="P6">Alcance – <text:span text:style-name="T14">70 m</text:span></text:p>
      <text:p text:style-name="P20">Año de implementación – <text:span text:style-name="T7">2009</text:span></text:p>
      <text:p text:style-name="P15"/>
      <text:p text:style-name="P16">802.11a<text:span text:style-name="T9">c</text:span></text:p>
      <text:p text:style-name="P20"/>
      <text:p text:style-name="P8">Velocidad (teórica)- <text:span text:style-name="T8">6,93 Gbps</text:span></text:p>
      <text:p text:style-name="P8"><text:soft-page-break/>Velocidad (práctica) – </text:p>
      <text:p text:style-name="P8">Frecuencia – <text:span text:style-name="T15">5</text:span> Ghz</text:p>
      <text:p text:style-name="P8">Ancho de banda - <text:span text:style-name="T15">160</text:span> <text:s/>MHz</text:p>
      <text:p text:style-name="P8">Alcance – <text:span text:style-name="T14">10 m</text:span></text:p>
      <text:p text:style-name="P22">Año de implementación – <text:span text:style-name="T7">2009</text:span></text:p>
      <text:p text:style-name="P16"/>
      <text:p text:style-name="P20"/>
      <text:p text:style-name="P20"/>
      <text:p text:style-name="P20"/>
      <text:p text:style-name="P24">802.11a<text:span text:style-name="T9">d</text:span></text:p>
      <text:p text:style-name="P18"/>
      <text:p text:style-name="P25"><text:span text:style-name="T1">Velocidad (teórica)- </text:span>1.300 Mbps</text:p>
      <text:p text:style-name="P7">Velocidad (práctica) – <text:span text:style-name="T8">300</text:span> Mbit/s</text:p>
      <text:p text:style-name="P7">Frecuencia – <text:span text:style-name="T15">60</text:span> Ghz</text:p>
      <text:p text:style-name="P25"><text:span text:style-name="T1">Ancho de banda – </text:span><text:span text:style-name="T4">2.16 G</text:span>Hz<text:span text:style-name="T1"> </text:span></text:p>
      <text:p text:style-name="P7">Alcance – <text:span text:style-name="T15">10 m</text:span></text:p>
      <text:p text:style-name="P21">Año de implementación – <text:span text:style-name="T7">2013</text:span></text:p>
      <text:p text:style-name="P21"/>
      <text:p text:style-name="P17">802.11ah</text:p>
      <text:p text:style-name="P17"/>
      <text:p text:style-name="P26"><text:span text:style-name="T1">Velocidad (teórica)- </text:span><text:span text:style-name="T4">40</text:span> Mbps</text:p>
      <text:p text:style-name="P9">Velocidad (práctica) – <text:span text:style-name="T10">4000</text:span> Mbit/s</text:p>
      <text:p text:style-name="P27">Frecuencia – <text:span text:style-name="T12">900</text:span> <text:span text:style-name="T12">M</text:span>Hz </text:p>
      <text:p text:style-name="P26"><text:span text:style-name="T1">Ancho de banda – </text:span><text:span text:style-name="T5">1, 2, 4, 8, 16 MHz</text:span></text:p>
      <text:p text:style-name="P9">Alcance – <text:span text:style-name="T10">1 Km</text:span></text:p>
      <text:p text:style-name="P23">Año de implementación – <text:span text:style-name="T7">2017</text:span></text:p>
      <text:p text:style-name="P11"/>
      <text:p text:style-name="P21"/>
      <text:p text:style-name="P21"/>
      <text:p text:style-name="P21"/>
      <text:p text:style-name="P21"/>
      <text:p text:style-name="P13"/>
      <text:p text:style-name="P4"/>
      <text:p text:style-name="P4"/>
      <text:p text:style-name="P4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5T13:13:44.587078953</meta:creation-date>
    <dc:date>2019-03-29T13:00:47.548171444</dc:date>
    <meta:editing-duration>PT47M38S</meta:editing-duration>
    <meta:editing-cycles>16</meta:editing-cycles>
    <meta:generator>LibreOffice/6.0.7.3$Linux_X86_64 LibreOffice_project/00m0$Build-3</meta:generator>
    <meta:document-statistic meta:table-count="0" meta:image-count="0" meta:object-count="0" meta:page-count="2" meta:paragraph-count="65" meta:word-count="287" meta:character-count="1788" meta:non-whitespace-character-count="1531"/>
  </office:meta>
</office:document-meta>
</file>